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6" style:family="paragraph" style:parent-style-name="Standard"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margin-left="0.5in" fo:margin-right="0in" fo:text-indent="-0.25in" style:auto-text-indent="false"/>
    </style:style>
    <style:style style:name="P10" style:family="paragraph" style:parent-style-name="Text_20_body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5" style:family="text">
      <style:text-properties fo:language="en" fo:country="US" fo:font-style="italic" fo:font-weight="normal" style:language-asian="ja" style:country-asian="JP" style:font-weight-asian="normal" style:font-weight-complex="normal"/>
    </style:style>
    <style:style style:name="T6" style:family="text"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bold" style:language-asian="ja" style:country-asian="JP" style:font-style-asian="normal" style:font-weight-asian="bold" style:font-style-complex="normal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fo:font-weight="bold"/>
    </style:style>
    <style:style style:name="T16" style:family="text">
      <style:text-properties fo:font-style="italic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259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ercise 2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9"/>
      <text:p text:style-name="P9"/>
      <text:p text:style-name="P17"><text:span text:style-name="T2">Problem 1.</text:span> <text:span text:style-name="T17">(10 </text:span><text:span text:style-name="T4">points</text:span><text:span text:style-name="T17">)</text:span><text:span text:style-name="T1"> Consider a priority queue S implemented as a heap. Write a pseudo-code for the </text:span><text:span text:style-name="T8">Maximum(S) </text:span><text:span text:style-name="T9">operation on this priority queue. </text:span></text:p>
      <text:p text:style-name="P12"/>
      <text:p text:style-name="P12">Put your answer here.</text:p>
      <text:p text:style-name="P3"/>
      <text:p text:style-name="P3"/>
      <text:p text:style-name="P3"/>
      <text:p text:style-name="P3"/>
      <text:p text:style-name="P8"><text:span text:style-name="T3">Problem 2. </text:span><text:span text:style-name="T5">(20 points)</text:span><text:span text:style-name="T3"> </text:span><text:span text:style-name="T6">Consider top-down heap construction approach. <text:s/></text:span></text:p>
      <text:p text:style-name="P4"/>
      <text:p text:style-name="P8"><text:span text:style-name="T6"><text:tab/>a). Write a pseudo-code for a </text:span><text:span text:style-name="T7">HeapTopDown(A) </text:span><text:span text:style-name="T6">algorithm using </text:span><text:span text:style-name="T7">Max-Heap-Insert (A, key)</text:span><text:span text:style-name="T6"> operation</text:span></text:p>
      <text:p text:style-name="P4"/>
      <text:p text:style-name="P11"/>
      <text:p text:style-name="P11">Put your answer here.</text:p>
      <text:p text:style-name="P11"/>
      <text:p text:style-name="P11"/>
      <text:p text:style-name="P11"/>
      <text:p text:style-name="P11"/>
      <text:p text:style-name="P14"><text:tab/><text:span text:style-name="T10">b) What is the time complexity of </text:span><text:span text:style-name="T11">HeapTopDown(A) </text:span><text:span text:style-name="T10">algorithm? Why?</text:span></text:p>
      <text:p text:style-name="P10"><text:tab/></text:p>
      <text:p text:style-name="P13"/>
      <text:p text:style-name="P13"/>
      <text:p text:style-name="P13">Put your answer here.</text:p>
      <text:p text:style-name="P5"/>
      <text:p text:style-name="P5"/>
      <text:p text:style-name="P5"/>
      <text:p text:style-name="P5"/>
      <text:p text:style-name="P7"><text:span text:style-name="T15">Problem 3. </text:span><text:span text:style-name="T16">(20 points)</text:span><text:span text:style-name="T15"> </text:span><text:span text:style-name="T12">Illustrate the operation </text:span><text:span text:style-name="T13">Heap-Extract-Max</text:span><text:span text:style-name="T12"> on a heap A=[15,13,9,5,12,8,7,4,0,6]</text:span></text:p>
      <text:p text:style-name="P6"/>
      <text:p text:style-name="P13"/>
      <text:p text:style-name="P13"/>
      <text:p text:style-name="P13">Put your answer here.</text:p>
      <text:p text:style-name="P13"/>
      <text:p text:style-name="P13"/>
      <text:p text:style-name="P13"/>
      <text:p text:style-name="P16"><text:span text:style-name="T15">Problem 4. </text:span><text:span text:style-name="T14">(50 points)</text:span><text:span text:style-name="T15"> </text:span>Write a program implementing <text:span text:style-name="T18">HeapBottomUp (A) </text:span>algorithm. Upload your source code. Show your input array and the output <text:span text:style-name="T19">heap </text:span>in the space below.</text:p>
      <text:p text:style-name="P15"/>
      <text:p text:style-name="P15"/>
      <text:p text:style-name="P15"><text:s text:c="3"/></text:p>
      <text:p text:style-name="P15"><text:s text:c="4"/>Put your answer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8-04-11T18:14:26.995360177</dc:date>
    <meta:editing-cycles>28</meta:editing-cycles>
    <meta:editing-duration>PT4H43M23S</meta:editing-duration>
    <meta:generator>LibreOffice/5.1.6.2$Linux_X86_64 LibreOffice_project/10m0$Build-2</meta:generator>
    <meta:document-statistic meta:table-count="0" meta:image-count="0" meta:object-count="0" meta:page-count="1" meta:paragraph-count="15" meta:word-count="125" meta:character-count="859" meta:non-whitespace-character-count="732"/>
  </office:meta>
</office:document-meta>
</file>